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Año </text:p>
          </table:table-cell>
          <table:table-cell table:style-name="ce4"/>
          <table:table-cell table:style-name="ce1" office:value-type="string" calcext:value-type="string">
            <text:p>Versión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Excel 1.0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Excel 1.5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Excel 2.2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Excel 3.0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office:value-type="string" calcext:value-type="string">
            <text:p>Excel 4.0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Excel 5.0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Excel 8.0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Excel 9.0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Excel 10.0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Excel 11.0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Excel 12.0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Excel 14.0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Excel 15.0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<text:a xlink:href="https://es.wikipedia.org/wiki/2016" xlink:type="simple">2016 </text:a></text:p>
          </table:table-cell>
          <table:table-cell/>
          <table:table-cell office:value-type="string" calcext:value-type="string">
            <text:p>Excel 16.0 </text:p>
          </table:table-cell>
          <table:table-cell table:number-columns-repeated="61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Excel 19.0 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4:55:31</meta:creation-date>
    <dc:language>es-ES</dc:language>
    <dc:date>2020-07-28T14:56:37</dc:date>
    <meta:editing-cycles>1</meta:editing-cycles>
    <meta:editing-duration>PT1M</meta:editing-duration>
    <meta:generator>LibreOffice/6.4.4.2$Linux_X86_64 LibreOffice_project/40$Build-2</meta:generator>
    <meta:document-statistic meta:table-count="1" meta:cell-count="32" meta:object-count="0"/>
  </office:meta>
</office:document-meta>
</file>